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put Serif Reg" svg:font-family="'Input Serif Reg', Helvetica, Arial, sans-serif"/>
    <style:font-face style:name="Tahoma1" svg:font-family="Tahom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000000" style:font-name="Input Serif Reg" fo:font-size="9.75pt" fo:letter-spacing="-0.026cm" fo:font-style="normal" fo:font-weight="normal"/>
    </style:style>
    <style:style style:name="P2" style:family="paragraph" style:parent-style-name="Text_20_body">
      <style:paragraph-properties fo:margin-left="0cm" fo:margin-right="0cm" fo:margin-top="0cm" fo:margin-bottom="0cm" fo:orphans="2" fo:widows="2" fo:text-indent="0cm" style:auto-text-indent="false" fo:padding="0cm" fo:border="none"/>
    </style:style>
    <style:style style:name="T1" style:family="text">
      <style:text-properties style:font-name="inherit" fo:font-style="italic"/>
    </style:style>
    <style:style style:name="T2" style:family="text">
      <style:text-properties fo:font-variant="normal" fo:text-transform="none" fo:color="#000000" style:font-name="inherit" fo:font-size="9.75pt" fo:letter-spacing="-0.026cm" fo:font-style="italic" fo:font-weight="normal"/>
    </style:style>
    <style:style style:name="T3" style:family="text">
      <style:text-properties fo:font-variant="normal" fo:text-transform="none" fo:color="#000000" style:font-name="Input Serif Reg" fo:font-size="9.75pt" fo:letter-spacing="-0.026cm"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atient: AI</text:p>
      <text:p text:style-name="Standard"/>
      <text:p text:style-name="Standard">2023, ongoing</text:p>
      <text:p text:style-name="Standard"/>
      <text:p text:style-name="Standard">a collaboration with Pascal Lamouric</text:p>
      <text:p text:style-name="Standard"/>
      <text:p text:style-name="Standard">description text description text description text description text description text description textdescription text description text description textdescription text description text description textdescription text description text description textdescription text description text description textdescription text description text description textdescription text description text description textdescription text description text description textdescription text description text description textdescription text description text description textdescription text description text description textdescription text description text description textdescription text description text description textdescription text description text description textdescription text description text description textdescription text description text description text</text:p>
      <text:p text:style-name="Standard"/>
      <text:p text:style-name="Standard">Interviews with:</text:p>
      <text:p text:style-name="Standard">Luca Possati, Jakub Dotlacik, Derek Pisner, Ruth van der Hallen, Joey Stam, Isabel Millar (?)</text:p>
      <text:p text:style-name="Standard"/>
      <text:p text:style-name="Standard"/>
      <text:p text:style-name="Standard">Media Content:</text:p>
      <text:p text:style-name="Standard"/>
      <text:p text:style-name="Standard">-title pic</text:p>
      <text:p text:style-name="Standard">-</text:p>
      <text:p text:style-name="Standard">Developed at:</text:p>
      <text:p text:style-name="Standard"/>
      <text:p text:style-name="Standard">Summer Sessions, V2_Lab for the Unstable Media</text:p>
      <text:p text:style-name="Standard"/>
      <text:p text:style-name="Standard">Showed at:</text:p>
      <text:p text:style-name="Standard">Summer Sessions Test Lab, V2_Lab for the Unstable Media</text:p>
      <text:p text:style-name="Standard"/>
      <text:p text:style-name="Standard">Research:</text:p>
      <text:p text:style-name="Standard"/>
      <text:p text:style-name="P1">Alignment teams of big AI companies such as OpenAI are busy making the surface of their LLMs appear as politically correct as possible. Yet, the data they are trained on isn’t neutral, just as little as OpenAI’s understanding of “neutrality” or “a good chatbot”. So what does it mean if OpenAI’s tagline is “Creating safe AGI that benefits all of humanity”? Making up an increasing part of our daily interactions, AI-powered chatbots such as ChatGPT become social actors we relate to, that shape our understanding of the world. The question is only: How?</text:p>
      <text:p text:style-name="P1">In the framework of this experimental research, Pascal developed a ... sheet to object any LLM to a row of personality tests. </text:p>
      <text:p text:style-name="P1"/>
      <text:p text:style-name="P1"><text:span text:style-name="Emphasis"><text:span text:style-name="T1">Credits</text:span></text:span><text:line-break/>The project is a collaboration with Pascal Lamouric and was supported by Joey Stam from the Nederlandse Vereniging voor Psychoanalytische Psychotherapie, Luca M. Possati, Derek Pisner, Dr. Ruth van der Hallen, and Jakub Dotlačil. </text:p>
      <text:p text:style-name="P1">Made possible by <text:s/>the Digital Culture Starting Grant of Stimuleringfonds</text:p>
      <text:p text:style-name="Standard"/>
      <text:p text:style-name="Standard">Installation:</text:p>
      <text:p text:style-name="Standard"/>
      <text:p text:style-name="P1">The first physical iteration of the project “So, tell me, GPT…” makes use of a participatory experimental approach in an effort to uncover the hidden patterns underlying ChatGPT’s reasoning. By borrowing from methods of psychotherapy and psychoanalysis, the work offers the audience a chance to role-play as the medium embodying the Large Language Model (LLM) in a therapy session, and as the guide, guiding ChatGPT in its journey of self-reflection. What will they be able to uncover?</text:p>
      <text:p text:style-name="P1"/>
      <text:p text:style-name="P1"><text:span text:style-name="Emphasis"><text:span text:style-name="T1">Developed during the 2023 Summer Sessions residency at V2_ , with the help of Pascal Lamouric, Elliott Cost, and Dimitris Bampilis.</text:span></text:span></text:p>
      <text:p text:style-name="P2"><text:span text:style-name="Emphasis"><text:span text:style-name="T2"/></text:span></text:p>
      <text:p text:style-name="Standard">Theatre:</text:p>
      <text:p text:style-name="Standard"/>
      <text:p text:style-name="Standard"><text:soft-page-break/>work in prog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put Serif Reg" svg:font-family="'Input Serif Reg', Helvetica, Arial, sans-serif"/>
    <style:font-face style:name="Tahoma1" svg:font-family="Tahom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54M24S</meta:editing-duration>
    <meta:editing-cycles>4</meta:editing-cycles>
    <meta:generator>OpenOffice/4.1.14$Win32 OpenOffice.org_project/4114m1$Build-9811</meta:generator>
    <dc:date>2024-01-06T14:28:12.38</dc:date>
    <dc:creator>s f</dc:creator>
    <meta:document-statistic meta:table-count="0" meta:image-count="0" meta:object-count="0" meta:page-count="2" meta:paragraph-count="23" meta:word-count="402" meta:character-count="2821"/>
    <meta:user-defined meta:name="Info 1"/>
    <meta:user-defined meta:name="Info 2"/>
    <meta:user-defined meta:name="Info 3"/>
    <meta:user-defined meta:name="Info 4"/>
  </office:meta>
</office:document-meta>
</file>